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fo:min-height="5.76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top="0.5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you won't learn git</text:p>
            <text:p>in twenty minutes at a LUG</text:p>
            <text:p>but here are twenty-odd slides anyway</text:p>
            <text:p>sorry there are no pictures</text:p>
            <text:p/>
            <text:p><text:span text:style-name="T1">David Spencer</text:span></text:p>
            <text:p><text:span text:style-name="T1">Bradford Linux Users Group</text:span></text:p>
            <text:p><text:span text:style-name="T1">14 September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ck quiz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o uses it?<text:line-break/><text:span text:style-name="T2">or has tried it?</text:span><text:span text:style-name="T2"><text:line-break/></text:span><text:span text:style-name="T2">or wants to try it, started reading about it, and got put off?</text:span></text:p>
            <text:p>What do we know about it?</text:p>
            <text:list text:style-name="L2">
              <text:list-item>
                <text:p>purpose</text:p>
              </text:list-item>
              <text:list-item>
                <text:p>history</text:p>
              </text:list-item>
              <text:list-item>
                <text:p>other similar tools<text:line-break/><text:span text:style-name="T2">(has anybody here used other tools?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</text:p>
          </draw:text-box>
        </draw:frame>
        <draw:frame presentation:style-name="pr4" draw:layer="layout" svg:width="25.199cm" svg:height="12.179cm" svg:x="1.4cm" svg:y="4.914cm" presentation:class="outline">
          <draw:text-box>
            <text:p>source code control system</text:p>
            <text:p>revolutionised a stale technology</text:p>
            <text:p>popular, or even trendy<text:line-break/><text:span text:style-name="T3">(this was not foreseeable)</text:span></text:p>
            <text:p>Github is the new Sourceforge...<text:line-break/>Github is the new Linkedin?<text:line-break/>Github is the new Blogger?<text:line-break/>Github is the new g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and why and whe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January 2002: Linus doesn't scale</text:p>
            <text:p>Bitkeeper trial<text:line-break/><text:span text:style-name="T2">the only suitable software, but proprietary</text:span></text:p>
            <text:p>Early 2005: terminated amicably but suddenly<text:line-break/><text:span text:style-name="T2">Tridge reverse engineered the Bitkeeper protocol</text:span><text:line-break/><text:span text:style-name="T2">2.6.12-rc2 left high and dry</text:span></text:p>
            <text:p>Linus coding binge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5.209cm" svg:x="1.441cm" svg:y="1.779cm" presentation:class="title" presentation:user-transformed="true">
          <draw:text-box>
            <text:p>I'm an egotistical bastard, and I name all my projects after myself. First 'Linux', now 'Git'</text:p>
          </draw:text-box>
        </draw:frame>
        <draw:frame presentation:style-name="pr4" draw:text-style-name="P3" draw:layer="layout" svg:width="25.199cm" svg:height="10.161cm" svg:x="1.482cm" svg:y="8.889cm" presentation:class="outline" presentation:user-transformed="true">
          <draw:text-box>
            <text:p text:style-name="P2"><text:span text:style-name="T2">3 April 2005 - started</text:span><text:span text:style-name="T2"><text:line-break/></text:span><text:span text:style-name="T2">6 April - announced</text:span><text:span text:style-name="T2"><text:line-break/></text:span><text:span text:style-name="T2">7 April - self hosting</text:span><text:span text:style-name="T2"><text:line-break/></text:span><text:span text:style-name="T2">11 April - </text:span><text:span text:style-name="T4">"I don't even know yet.</text:span><text:span text:style-name="T4"><text:line-break/></text:span><text:span text:style-name="T4">I'm playing around with my own scripts and tools right now"</text:span><text:span text:style-name="T2"><text:line-break/></text:span><text:span text:style-name="T2">18 April - first big Linux merge</text:span><text:span text:style-name="T2"><text:line-break/></text:span><text:span text:style-name="T2">29 April - merging Linux at 6.7 patches/sec</text:span><text:span text:style-name="T2"><text:line-break/></text:span><text:span text:style-name="T2">16 June - 2.6.12 released</text:span><text:span text:style-name="T2"><text:line-break/></text:span><text:span text:style-name="T2">26 July - Linus hands over to Junio Hamano</text:span><text:span text:style-name="T2"><text:line-break/></text:span><text:span text:style-name="T2">21 December - git-1.0</text:span></text:p>
          </draw:text-box>
        </draw:frame>
        <draw:frame draw:style-name="gr2" draw:text-style-name="P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Fast</text:p>
            <text:p>Distributed data store, and distributed workflow</text:p>
            <text:p>Scales well</text:p>
            <text:p>CVS as an example of what not to do<text:line-break/>(if in doubt, do the opposite)</text:p>
            <text:p>Really just a name/value data store<text:line-break/><text:span text:style-name="T4">(colossal understatement)</text:span></text:p>
            <text:p>Strong safeguards against corru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5.767cm" svg:x="1.4cm" svg:y="0.837cm" presentation:class="title" presentation:user-transformed="true">
          <draw:text-box>
            <text:p>what's it useful for?<text:line-break/>why should we care?</text:p>
          </draw:text-box>
        </draw:frame>
        <draw:frame presentation:style-name="pr4" draw:layer="layout" svg:width="25.199cm" svg:height="9.473cm" svg:x="1.4cm" svg:y="7.62cm" presentation:class="outline" presentation:user-transformed="true">
          <draw:text-box>
            <text:p>Answering the second question first:<text:line-break/>because lots of other people find it useful</text:p>
            <text:p>Answering the first question second:<text:line-break/>working with other people</text:p>
            <text:p>(and maybe keeping your own stuff tidy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e The Source</text:p>
          </draw:text-box>
        </draw:frame>
        <draw:frame presentation:style-name="pr4" draw:text-style-name="P5" draw:layer="layout" svg:width="25.199cm" svg:height="15.152cm" svg:x="1.4cm" svg:y="4.914cm" presentation:class="outline" presentation:user-transformed="true">
          <draw:text-box>
            <text:p><text:span text:style-name="T5">Command line</text:span></text:p>
            <text:p><text:span text:style-name="T6">git clone </text:span><text:span text:style-name="T6"><text:a xlink:href="http://github.com/darktable-org/darktable.git" xlink:type="simple">http://github.com/darktable-org/darktable.git</text:a></text:span></text:p>
            <text:p><text:span text:style-name="T5">network aware</text:span></text:p>
            <text:p><text:span text:style-name="T5">receive a subdirectory 'darktable'</text:span></text:p>
            <text:p><text:span text:style-name="T5">contains</text:span><text:span text:style-name="T5"><text:line-break/></text:span><text:span text:style-name="T5">(a) the source tree (as if you'd extracted a tarball)</text:span><text:span text:style-name="T5"><text:line-break/></text:span><text:span text:style-name="T5">(b) hidden directory .git/ with ALL the metadata</text:span></text:p>
            <text:p><text:span text:style-name="T5">bang up to date</text:span></text:p>
            <text:p><text:span text:style-name="T5">just follow the instructions like a tarb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ibute back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Your 'git clone' is a first class copy</text:p>
            <text:p>You can modify it and offer the changes back<text:line-break/><text:span text:style-name="T2">("pull request", or send email patches)</text:span></text:p>
            <text:p>You can push the changes back if authorised<text:line-break/><text:span text:style-name="T2">git push</text:span></text:p>
            <text:p>You can distribute independently (fork)</text:p>
            <text:p>You can receive and merge changes<text:line-break/><text:span text:style-name="T2">(from "upstream" ... from </text:span><text:span text:style-name="T4">anywhere</text:span><text:span text:style-name="T2">)</text:span><text:span text:style-name="T2"><text:line-break/></text:span><text:span text:style-name="T2">git fetch, git merge, 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it work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Initialise a new directory<text:line-break/>or existing directory tree or clone</text:p>
            <text:p>.git contains a key-value store</text:p>
            <text:p>Keys are SHA-1 40 character hex hashes<text:line-break/>Values are file deltas<text:line-break/><text:span text:style-name="T2">(1) highly efficient to store and restore</text:span><text:span text:style-name="T2"><text:line-break/></text:span><text:span text:style-name="T2">(2) cryptographically secure</text:span></text:p>
            <text:p>That doesn't sound like CVS or Visual Studio!<text:line-break/><text:span text:style-name="T2">... </text:span><text:span text:style-name="T4">until you realise ...</text:span><text:span text:style-name="T2"><text:line-break/></text:span><text:span text:style-name="T2">(3) file deltas == file hi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<text:span text:style-name="T2">Source management commands ("porcelain")</text:span><text:span text:style-name="T2"><text:line-break/></text:span><text:span text:style-name="T2">are implemented as key/value store operations ("plumbing")</text:span></text:p>
            <text:p><text:span text:style-name="T2">edit edit edit edit</text:span></text:p>
            <text:p><text:span text:style-name="T2">Looks good?</text:span><text:span text:style-name="T2"><text:line-break/></text:span><text:span text:style-name="T2">git add &lt;filenames&gt;</text:span></text:p>
            <text:p><text:span text:style-name="T2">hm, maybe a bit more editing</text:span><text:span text:style-name="T2"><text:line-break/></text:span><text:span text:style-name="T2">git add &lt;filenames&gt;</text:span><text:span text:style-name="T2"><text:line-break/></text:span><text:span text:style-name="T2">don't need that any more</text:span><text:span text:style-name="T2"><text:line-break/></text:span><text:span text:style-name="T2">git rm &lt;filename&gt;</text:span></text:p>
            <text:p><text:span text:style-name="T2">Yes that's good</text:span><text:span text:style-name="T2"><text:line-break/></text:span><text:span text:style-name="T2">git commit -m 'Description of my changes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identified by 40 character hex string<text:line-break/><text:span text:style-name="T2">(old systems just used increasing revision number)</text:span></text:p>
            <text:p>but can be truncated to just first few (7-ish)</text:p>
            <text:p>aliases:<text:line-break/>HEAD, tag (release), branchname</text:p>
            <text:p>(just identify a key in the key-value store)</text:p>
            <text:p>you can go back to a commit, diff with a commit, read the message, cherry-pick, format a patch..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ver had some script that worked well<text:line-break/>but you wanted to make some improvements<text:line-break/>stuffed it up<text:line-break/>wished you could go back?</text:p>
            <text:p>or even have two versions<text:line-break/>one stable<text:line-break/>the other experimental?</text:p>
            <text:p>This is what branches are for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ver had multiple people working on different aspects of the same project?</text:p>
            <text:p>Falling over each other's incompatible changes?</text:p>
            <text:p>This also is what branches are for</text:p>
            <text:p>Merging them is tricky<text:line-break/>git has lots of handy solutions for that</text:p>
            <text:p>git diff, three way diff tools (meld)<text:line-break/>git merge, git rebas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o made these changes and when?<text:line-break/>git log<text:line-break/>git blame</text:p>
            <text:p>It used to work, what change introduced this bug?<text:line-break/>git bisec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cryptographically secure<text:line-break/><text:tab/>=&gt; history cannot be falsified<text:line-break/><text:tab/>=&gt; can be rewritten (quick quiz)<text:line-break/><text:tab/>=&gt; anyone with old history will experience pain<text:line-break/><text:tab/><text:tab/><text:tab/>(quick quiz)</text:p>
            <text:p>Once you publish your commits<text:line-break/>don't rewrite history<text:line-break/>not ever ... srsly</text:p>
            <text:p>git commit --amend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es:<text:line-break/>Sourceforge without the smell of death<text:line-break/>and client-side too</text:p>
            <text:p>Abuses?<text:line-break/>blogs, articles</text:p>
            <text:p>Controversies<text:line-break/>China, DMCA</text:p>
            <text:p>Alternatives<text:line-break/>Atlassian Bitbucket <text:a xlink:href="https://bitbucket.org/" xlink:type="simple">https://bitbucket.org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rd us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etckeeper</text:p>
            <text:p>saving games</text:p>
            <text:p>more?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appines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p>git extensions (mostly crap)</text:p>
            <text:p>git graphical interfaces (mostly crap)<text:line-break/><text:span text:style-name="T2">Not crap: github, cgit</text:span></text:p>
            <text:p>merge conflicts in the middle of a rebase<text:line-break/><text:span text:style-name="T2">JUST FORGET THAT CRAP DAMN YOU &lt;RAGEFACE&gt;</text:span></text:p>
            <text:p><text:span text:style-name="T7">crappy people who don't do releases</text:span><text:span text:style-name="T7"><text:line-break/></text:span><text:span text:style-name="T2">Learn how to use git tag, srsly</text:span></text:p>
            <text:p>projects still using other crap<text:line-break/><text:span text:style-name="T2">svn mercurial bzr ...</text:span></text:p>
            <text:p><text:span text:style-name="T7">people who tell people they are doing git wrong</text:span><text:span text:style-name="T7"><text:line-break/></text:span><text:span text:style-name="T2">gitflow == follow my crap rules, you'll feel secure and I'll feel import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p>Vast amount of tutorials, mostly crap</text:p>
            <text:p>Annoying diagrams of commits and branches</text:p>
            <text:p>Annoying terminology (index, staging)</text:p>
            <text:p>Command line inconsistencies</text:p>
            <text:p>Git manpages ok-ish</text:p>
            <text:p>Github help is crap</text:p>
            <text:p>Learn by doing (doesn't work for scary stuff)<text:line-break/>https://try.github.io/levels/1/challenges/1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p><text:span text:style-name="T7">Worked tutorials</text:span><text:span text:style-name="T7"><text:line-break/></text:span><text:span text:style-name="T2"><text:a xlink:href="https://try.github.io/" xlink:type="simple">https://try.github.io/</text:a></text:span><text:span text:style-name="T2"><text:line-break/></text:span><text:span text:style-name="T2"><text:a xlink:href="http://rogerdudler.github.io/git-guide/" xlink:type="simple">http://rogerdudler.github.io/git-guide/</text:a></text:span></text:p>
            <text:p>Pro Git (book)<text:line-break/><text:span text:style-name="T2"><text:a xlink:href="https://git-scm.com/book/en/v2" xlink:type="simple">https://git-scm.com/book/en/v2</text:a></text:span></text:p>
            <text:p><text:span text:style-name="T7">Git from the bottom up</text:span><text:span text:style-name="T7"><text:line-break/></text:span><text:span text:style-name="T2"><text:a xlink:href="http://ftp.newartisans.com/pub/git.from.bottom.up.pdf" xlink:type="simple">http://ftp.newartisans.com/pub/git.from.bottom.up.pdf</text:a></text:span></text:p>
            <text:p><text:span text:style-name="T7">Manpages</text:span><text:span text:style-name="T2"><text:line-break/></text:span><text:span text:style-name="T2"><text:a xlink:href="https://git-scm.com/docs" xlink:type="simple">https://git-scm.com/docs</text:a></text:span><text:span text:style-name="T2"> <text:s/>and <text:s/></text:span><text:span text:style-name="T8">man git-thing</text:span><text:span text:style-name="T8"><text:line-break/></text:span><text:span text:style-name="T9"><text:a xlink:href="https://training.github.com/kit/downloads/github-git-cheat-sheet.pdf" xlink:type="simple">https://training.github.com/kit/downloads/github-git-cheat-sheet.pdf</text:a></text:span></text:p>
            <text:p><text:span text:style-name="T7">So you have a mess on your hands</text:span><text:span text:style-name="T2"><text:line-break/></text:span><text:span text:style-name="T2"><text:a xlink:href="http://justinhileman.info/article/git-pretty/git-pretty.pdf" xlink:type="simple">http://justinhileman.info/article/git-pretty/git-pretty.pdf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p><text:span text:style-name="T7">Linus on YouTube (2007, long)</text:span><text:span text:style-name="T7"><text:line-break/></text:span><text:span text:style-name="T2"><text:a xlink:href="https://www.youtube.com/watch?v=4XpnKHJAok8" xlink:type="simple">https://www.youtube.com/watch?v=4XpnKHJAok8</text:a></text:span></text:p>
            <text:p><text:span text:style-name="T7">Linus on YouTube (2009, even longer)</text:span><text:span text:style-name="T7"><text:line-break/></text:span><text:span text:style-name="T2"><text:a xlink:href="https://www.youtube.com/watch?v=8ET_gl1qAZ0" xlink:type="simple">https://www.youtube.com/watch?v=8ET_gl1qAZ0</text:a></text:span></text:p>
            <text:p><text:span text:style-name="T7">Adolf on YouTube (1945, very short)</text:span><text:span text:style-name="T7"><text:line-break/></text:span><text:span text:style-name="T2"><text:a xlink:href="https://www.youtube.com/watch?v=CDeG4S-mJts" xlink:type="simple">https://www.youtube.com/watch?v=CDeG4S-mJts</text:a></text:span><text:span text:style-name="T7"><text:line-break/></text:span><text:span text:style-name="T7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ew words we learned today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repository</text:p>
            <text:p>commit, history</text:p>
            <text:p>branch, fork, clone, tag</text:p>
            <text:p>HEAD</text:p>
            <text:p>master</text:p>
            <text:p>index, working tree</text:p>
            <text:p>fetch, merge, pull, push</text:p>
            <text:p>patch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>questions?</text:p>
            <text:p>experiences?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20:46:23.096721503</meta:creation-date>
    <dc:date>2015-09-14T10:21:20.661976640</dc:date>
    <meta:editing-duration>PT57M5S</meta:editing-duration>
    <meta:editing-cycles>8</meta:editing-cycles>
    <meta:generator>LibreOffice/4.4.1.2$Linux_X86_64 LibreOffice_project/40m0$Build-2</meta:generator>
    <meta:document-statistic meta:object-count="119"/>
  </office:meta>
</office:document-meta>
</file>